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20099" officeooo:paragraph-rsid="00120099" style:font-weight-asian="bold" style:font-weight-complex="bold"/>
    </style:style>
    <style:style style:name="P3" style:family="paragraph" style:parent-style-name="Standard">
      <style:text-properties officeooo:rsid="000d9fd3" officeooo:paragraph-rsid="000d9fd3"/>
    </style:style>
    <style:style style:name="P4" style:family="paragraph" style:parent-style-name="Standard">
      <style:text-properties fo:font-style="italic" officeooo:rsid="000e5db7" officeooo:paragraph-rsid="000e5db7" style:font-style-asian="italic" style:font-style-complex="italic"/>
    </style:style>
    <style:style style:name="P5" style:family="paragraph" style:parent-style-name="Standard">
      <style:text-properties fo:font-style="italic" officeooo:rsid="000e5db7" officeooo:paragraph-rsid="000ef73d" style:font-style-asian="italic" style:font-style-complex="italic"/>
    </style:style>
    <style:style style:name="P6" style:family="paragraph" style:parent-style-name="Standard">
      <style:text-properties fo:font-style="italic" officeooo:rsid="000e5db7" officeooo:paragraph-rsid="00101aeb" style:font-style-asian="italic" style:font-style-complex="italic"/>
    </style:style>
    <style:style style:name="P7" style:family="paragraph" style:parent-style-name="Standard">
      <style:text-properties fo:font-style="italic" fo:font-weight="bold" officeooo:rsid="000e5db7" officeooo:paragraph-rsid="00101aeb" style:font-style-asian="italic" style:font-weight-asian="bold" style:font-style-complex="italic" style:font-weight-complex="bold"/>
    </style:style>
    <style:style style:name="P8" style:family="paragraph" style:parent-style-name="Standard">
      <style:text-properties fo:font-style="normal" fo:font-weight="bold" officeooo:rsid="000e5db7" officeooo:paragraph-rsid="000e5db7" style:font-style-asian="normal" style:font-weight-asian="bold" style:font-style-complex="normal" style:font-weight-complex="bold"/>
    </style:style>
    <style:style style:name="P9" style:family="paragraph" style:parent-style-name="Standard">
      <style:text-properties fo:font-style="normal" fo:font-weight="bold" officeooo:rsid="000e5db7" officeooo:paragraph-rsid="000ef73d" style:font-style-asian="normal" style:font-weight-asian="bold" style:font-style-complex="normal" style:font-weight-complex="bold"/>
    </style:style>
    <style:style style:name="P10" style:family="paragraph" style:parent-style-name="Standard">
      <style:text-properties fo:font-style="normal" fo:font-weight="bold" officeooo:rsid="000e5db7" officeooo:paragraph-rsid="00101aeb" style:font-style-asian="normal" style:font-weight-asian="bold" style:font-style-complex="normal" style:font-weight-complex="bold"/>
    </style:style>
    <style:style style:name="P11" style:family="paragraph" style:parent-style-name="Standard">
      <style:text-properties fo:font-style="normal" fo:font-weight="normal" officeooo:rsid="000e5db7" officeooo:paragraph-rsid="000e5db7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fo:font-weight="normal" officeooo:rsid="000e5db7" officeooo:paragraph-rsid="000ef73d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normal" officeooo:rsid="000e5db7" officeooo:paragraph-rsid="00101aeb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normal" officeooo:rsid="000e5db7" officeooo:paragraph-rsid="0011d6ab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officeooo:paragraph-rsid="000ef73d"/>
    </style:style>
    <style:style style:name="P16" style:family="paragraph" style:parent-style-name="Standard">
      <style:text-properties officeooo:paragraph-rsid="0011d6ab"/>
    </style:style>
    <style:style style:name="P17" style:family="paragraph" style:parent-style-name="Standard">
      <style:paragraph-properties style:border-line-width-bottom="0.0346in 0.0102in 0.0102in" fo:padding-left="0in" fo:padding-right="0in" fo:padding-top="0in" fo:padding-bottom="0.0291in" fo:border-left="none" fo:border-right="none" fo:border-top="none" fo:border-bottom="4pt double #000000" style:join-border="false"/>
    </style:style>
    <style:style style:name="T1" style:family="text">
      <style:text-properties officeooo:rsid="000be4e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be4ec" style:font-weight-asian="bold" style:font-weight-complex="bold"/>
    </style:style>
    <style:style style:name="T4" style:family="text">
      <style:text-properties fo:font-weight="bold" officeooo:rsid="000e5db7" style:font-weight-asian="bold" style:font-weight-complex="bold"/>
    </style:style>
    <style:style style:name="T5" style:family="text">
      <style:text-properties fo:font-weight="bold" officeooo:rsid="0011d6ab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be4ec" style:font-weight-asian="normal" style:font-weight-complex="normal"/>
    </style:style>
    <style:style style:name="T8" style:family="text">
      <style:text-properties fo:font-weight="normal" officeooo:rsid="000c9b6f" style:font-weight-asian="normal" style:font-weight-complex="normal"/>
    </style:style>
    <style:style style:name="T9" style:family="text">
      <style:text-properties fo:font-weight="normal" officeooo:rsid="000ef73d" style:font-weight-asian="normal" style:font-weight-complex="normal"/>
    </style:style>
    <style:style style:name="T10" style:family="text">
      <style:text-properties officeooo:rsid="000d9fd3"/>
    </style:style>
    <style:style style:name="T11" style:family="text">
      <style:text-properties officeooo:rsid="000e1ddf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1d6ab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bold" officeooo:rsid="0011d6ab" style:font-style-asian="normal" style:font-weight-asian="bold" style:font-style-complex="normal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0ef73d" style:font-style-asian="italic" style:font-style-complex="italic"/>
    </style:style>
    <style:style style:name="T17" style:family="text">
      <style:text-properties fo:font-style="italic" officeooo:rsid="00101aeb" style:font-style-asian="italic" style:font-style-complex="italic"/>
    </style:style>
    <style:style style:name="T18" style:family="text">
      <style:text-properties fo:font-style="italic" fo:font-weight="bold" officeooo:rsid="000e5db7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11d6ab" style:font-style-asian="italic" style:font-weight-asian="bold" style:font-style-complex="italic" style:font-weight-complex="bold"/>
    </style:style>
    <style:style style:name="T20" style:family="text">
      <style:text-properties fo:font-style="italic" fo:font-weight="normal" officeooo:rsid="000e5db7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0ef73d" style:font-style-asian="italic" style:font-weight-asian="normal" style:font-style-complex="italic" style:font-weight-complex="normal"/>
    </style:style>
    <style:style style:name="T22" style:family="text">
      <style:text-properties officeooo:rsid="000ef73d"/>
    </style:style>
    <style:style style:name="T23" style:family="text">
      <style:text-properties officeooo:rsid="00101aeb"/>
    </style:style>
    <style:style style:name="T24" style:family="text">
      <style:text-properties officeooo:rsid="0011d6ab"/>
    </style:style>
    <style:style style:name="T25" style:family="text">
      <style:text-properties officeooo:rsid="0012009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=================================================</text:p>
      <text:p text:style-name="Standard">7/11/2021</text:p>
      <text:p text:style-name="Standard">-----------------------------------------------</text:p>
      <text:p text:style-name="Standard">TODO:</text:p>
      <text:p text:style-name="P17">- begin running riscv-tests</text:p>
      <text:p text:style-name="Standard"/>
      <text:p text:style-name="Standard">- <text:span text:style-name="T10">log VCD using console:</text:span></text:p>
      <text:p text:style-name="Standard"><text:span text:style-name="T10">1) launch_simulation</text:span></text:p>
      <text:p text:style-name="P3">2) open_vcd</text:p>
      <text:p text:style-name="P3">3) run &lt;&gt;</text:p>
      <text:p text:style-name="P3">4) close_vcd</text:p>
      <text:p text:style-name="P3">also useful: flush_vcd, <text:span text:style-name="T11">restart</text:span></text:p>
      <text:p text:style-name="Standard"/>
      <text:p text:style-name="Standard">- <text:span text:style-name="T25">moved journal.txt to journal.odt for better formatting and readability</text:span></text:p>
      <text:p text:style-name="Standard">- <text:span text:style-name="T25">passed add.S</text:span></text:p>
      <text:p text:style-name="Standard">-</text:p>
      <text:p text:style-name="Standard"/>
      <text:p text:style-name="P2">TODAY’S BUG REPORTS</text:p>
      <text:p text:style-name="P1">- add.S</text:p>
      <text:p text:style-name="P15"><text:span text:style-name="T20">-</text:span><text:span text:style-name="T21">=-=-=-=-=-=-=-=-=-=</text:span><text:span text:style-name="T20">-</text:span><text:span text:style-name="T21">=-=-=-=-=-=-=-=-=-=</text:span><text:span text:style-name="T20">-</text:span><text:span text:style-name="T21">=-=-=-=-=-=-=-=-=-=</text:span><text:span text:style-name="T20">-</text:span><text:span text:style-name="T21">=-=-=-=-=-=-=-=-=-=</text:span><text:tab/></text:p>
      <text:p text:style-name="Standard"><text:span text:style-name="T4">BUG: BRANCH GEN TO INCORRECT TARGET → </text:span><text:span text:style-name="T18">Branch_gen.sv</text:span></text:p>
      <text:p text:style-name="Standard">00000394 &lt;test_20&gt;:</text:p>
      <text:p text:style-name="Standard"><text:s/>394:<text:tab/>00000213 <text:s text:c="9"/><text:tab/>li<text:tab/>tp,0</text:p>
      <text:p text:style-name="Standard"/>
      <text:p text:style-name="Standard">00000398 &lt;.L1#10&gt;:</text:p>
      <text:p text:style-name="Standard"><text:s/>398:<text:tab/>00d00093 <text:s text:c="9"/><text:tab/>li<text:tab/>ra,13</text:p>
      <text:p text:style-name="Standard"><text:s/>39c:<text:tab/>00b00113 <text:s text:c="9"/><text:tab/>li<text:tab/>sp,11</text:p>
      <text:p text:style-name="Standard"><text:s/>3a0:<text:tab/>00208733 <text:s text:c="9"/><text:tab/>add<text:tab/>a4,ra,sp</text:p>
      <text:p text:style-name="Standard"><text:s/>3a4:<text:tab/>00070313 <text:s text:c="9"/><text:tab/>mv<text:tab/>t1,a4</text:p>
      <text:p text:style-name="Standard"><text:s/>3a8:<text:tab/>00120213 <text:s text:c="9"/><text:tab/>addi<text:tab/>tp,tp,1 # 1 &lt;_start-0x3b&gt;</text:p>
      <text:p text:style-name="Standard"><text:s/>3ac:<text:tab/>00200293 <text:s text:c="9"/><text:tab/>li<text:tab/>t0,2</text:p>
      <text:p text:style-name="Standard"><text:s/>3b0:<text:tab/>fe5214e3 <text:s text:c="9"/><text:tab/>bne<text:tab/>tp,t0,398 &lt;.L1#10&gt; <text:s text:c="11"/><text:span text:style-name="T1"># BUG</text:span></text:p>
      <text:p text:style-name="Standard"><text:s/>3b4:<text:tab/>01800393 <text:s text:c="9"/><text:tab/>li<text:tab/>t2,24</text:p>
      <text:p text:style-name="Standard"><text:s/>3b8:<text:tab/>01400193 <text:s text:c="9"/><text:tab/>li<text:tab/>gp,20</text:p>
      <text:p text:style-name="Standard"><text:s/>3bc:<text:tab/>2c731e63 <text:s text:c="9"/><text:tab/>bne<text:tab/>t1,t2,698 &lt;fail&gt;</text:p>
      <text:p text:style-name="Standard"><text:tab/>-&gt; 3<text:span text:style-name="T1">b0</text:span> results in an endless loop</text:p>
      <text:p text:style-name="Standard"><text:tab/><text:span text:style-name="T3">@3b0</text:span></text:p>
      <text:p text:style-name="Standard"><text:span text:style-name="T3"><text:tab/>→ EXPECTED:</text:span></text:p>
      <text:p text:style-name="Standard"><text:span text:style-name="T3"><text:tab/><text:tab/></text:span><text:span text:style-name="T7">branch dest = 3b0 – 18 = 398</text:span></text:p>
      <text:p text:style-name="Standard"><text:span text:style-name="T7"><text:tab/></text:span><text:span text:style-name="T3">→ ACTUAL:</text:span></text:p>
      <text:p text:style-name="Standard"><text:span text:style-name="T3"><text:tab/><text:tab/></text:span><text:span text:style-name="T7">branch dest = 3b0 – </text:span><text:span text:style-name="T8">60 = 350</text:span></text:p>
      <text:p text:style-name="Standard"><text:span text:style-name="T8"><text:tab/></text:span></text:p>
      <text:p text:style-name="P16"><text:span text:style-name="T8"><text:tab/></text:span><text:span text:style-name="T14">ISSUE:</text:span><text:span text:style-name="T19"> </text:span><text:span text:style-name="T13">Branch gen has old code</text:span></text:p>
      <text:p text:style-name="P16"><text:span text:style-name="T13"/></text:p>
      <text:p text:style-name="P4"><text:span text:style-name="T8"><text:tab/>o</text:span><text:span text:style-name="T6">ffending code: `PC_RELATIVE: Branch_dest = PC + $signed(offset)*4;</text:span></text:p>
      <text:p text:style-name="P4"><text:span text:style-name="T6"><text:tab/><text:tab/>-</text:span><text:span text:style-name="T12"> stupid mistake</text:span></text:p>
      <text:p text:style-name="P4"><text:span text:style-name="T12"><text:tab/></text:span><text:span text:style-name="T6">correction: <text:s text:c="7"/>`PC_RELATIVE: Branch_dest = PC + $signed(Immediate);</text:span></text:p>
      <text:p text:style-name="P4"><text:span text:style-name="T6"/></text:p>
      <text:p text:style-name="P6"><text:soft-page-break/><text:span text:style-name="T6">-</text:span><text:span text:style-name="T9">=-=-=-=-=-=-=-=-=-=</text:span><text:span text:style-name="T6">-</text:span><text:span text:style-name="T9">=-=-=-=-=-=-=-=-=-=</text:span><text:span text:style-name="T6">-</text:span><text:span text:style-name="T9">=-=-=-=-=-=-=-=-=-=</text:span><text:span text:style-name="T6">-</text:span><text:span text:style-name="T9">=-=-=-=-=-=-=-=-=-=</text:span></text:p>
      <text:p text:style-name="P10">BUG: <text:span text:style-name="T23">ID UNIT GENERATES INCORRECT JAL <text:s/>TARGET</text:span><text:span text:style-name="T15"> → </text:span><text:span text:style-name="T17">ID</text:span><text:span text:style-name="T15">_</text:span><text:span text:style-name="T17">control</text:span><text:span text:style-name="T15">.sv</text:span></text:p>
      <text:p text:style-name="P13"><text:tab/>→ <text:span text:style-name="T2">EXPECTED:</text:span></text:p>
      <text:p text:style-name="P13"><text:span text:style-name="T2"><text:tab/><text:tab/></text:span><text:span text:style-name="T23">JAL jumps to PC + imm_J</text:span></text:p>
      <text:p text:style-name="P13"><text:tab/>→ <text:span text:style-name="T2">ACTUAL:</text:span></text:p>
      <text:p text:style-name="P13"><text:span text:style-name="T2"><text:tab/><text:tab/></text:span><text:span text:style-name="T23">JAL jumps to PC + imm_J, but target is not what it should be</text:span></text:p>
      <text:p text:style-name="P13"/>
      <text:p text:style-name="P14"><text:tab/><text:span text:style-name="T5">ISSUE:</text:span><text:span text:style-name="T19"> </text:span><text:span text:style-name="T24">J-type immediate has incorrect format</text:span></text:p>
      <text:p text:style-name="P14"/>
      <text:p text:style-name="P13"><text:tab/><text:span text:style-name="T15">offending code: assign IMM_J <text:s/>= { {11{1'b0}}, IF_Instruction[31], IF_Instruction[19:12], <text:s text:c="18"/><text:tab/><text:tab/><text:tab/><text:tab/><text:tab/><text:tab/>IF_Instruction[20], IF_Instruction[10:1], 1'b0};</text:span></text:p>
      <text:p text:style-name="P14"/>
      <text:p text:style-name="P14"><text:span text:style-name="T15"><text:tab/>correction: <text:s text:c="7"/>assign IMM_J <text:s text:c="6"/>= { {12{IF_Instruction[31]}}, IF_Instruction[19:12], <text:tab/><text:tab/><text:tab/><text:tab/><text:tab/><text:tab/><text:tab/>IF_Instruction[20], IF_Instruction[30:25], <text:tab/><text:tab/><text:tab/><text:tab/><text:tab/><text:tab/><text:tab/><text:tab/><text:tab/>IF_Instruction[24:21], 1'b0};</text:span></text:p>
      <text:p text:style-name="P14"><text:span text:style-name="T15"/></text:p>
      <text:p text:style-name="P5"><text:span text:style-name="T6">-</text:span><text:span text:style-name="T9">=-=-=-=-=-=-=-=-=-=</text:span><text:span text:style-name="T6">-</text:span><text:span text:style-name="T9">=-=-=-=-=-=-=-=-=-=</text:span><text:span text:style-name="T6">-</text:span><text:span text:style-name="T9">=-=-=-=-=-=-=-=-=-=</text:span><text:span text:style-name="T6">-</text:span><text:span text:style-name="T9">=-=-=-=-=-=-=-=-=-=</text:span></text:p>
      <text:p text:style-name="P8">BUG: EX UNIT BRANCHES AFTER JUMP<text:span text:style-name="T15"> → EX_top.sv</text:span></text:p>
      <text:p text:style-name="P11"><text:tab/>→ <text:span text:style-name="T2">EXPECTED:</text:span></text:p>
      <text:p text:style-name="P11"><text:span text:style-name="T2"><text:tab/><text:tab/></text:span>after a JAL, PC continues as normal</text:p>
      <text:p text:style-name="P11"><text:tab/>→ <text:span text:style-name="T2">ACTUAL:</text:span></text:p>
      <text:p text:style-name="P11"><text:span text:style-name="T2"><text:tab/><text:tab/></text:span>after a JAL, EX unit branches on next cycle</text:p>
      <text:p text:style-name="P11"/>
      <text:p text:style-name="P14"><text:tab/><text:bookmark-start text:name="__DdeLink__9_2826723072"/><text:span text:style-name="T5">ISSUE:</text:span><text:span text:style-name="T19"> </text:span><text:span text:style-name="T24">Typo in EX stage</text:span><text:bookmark-end text:name="__DdeLink__9_2826723072"/></text:p>
      <text:p text:style-name="P14"/>
      <text:p text:style-name="P11"><text:tab/><text:span text:style-name="T15">offending code: if(ID_Jump == 1'b1) EX_PC_Branch &lt;= 1;</text:span></text:p>
      <text:p text:style-name="P11"><text:span text:style-name="T15"><text:tab/>correction: <text:s text:c="7"/>if(ID_Jump == 1'b1) EX_PC_Branch &lt;= 0;</text:span></text:p>
      <text:p text:style-name="P11"><text:span text:style-name="T15"/></text:p>
      <text:p text:style-name="P7"><text:span text:style-name="T6">-</text:span><text:span text:style-name="T9">=-=-=-=-=-=-=-=-=-=</text:span><text:span text:style-name="T6">-</text:span><text:span text:style-name="T9">=-=-=-=-=-=-=-=-=-=</text:span><text:span text:style-name="T6">-</text:span><text:span text:style-name="T9">=-=-=-=-=-=-=-=-=-=</text:span><text:span text:style-name="T6">-</text:span><text:span text:style-name="T9">=-=-=-=-=-=-=-=-=-=</text:span></text:p>
      <text:p text:style-name="P9">BUG: <text:span text:style-name="T22">HAZARD DETECTION STALLS ON NOP</text:span><text:span text:style-name="T15"> → </text:span><text:span text:style-name="T16">Pipe_Hazard.sv</text:span></text:p>
      <text:p text:style-name="P12"><text:tab/>→ <text:span text:style-name="T2">EXPECTED:</text:span></text:p>
      <text:p text:style-name="P12"><text:span text:style-name="T2"><text:tab/><text:tab/></text:span><text:span text:style-name="T22">Stall IF and ID stages when an IF instruction depends on a load instruction in ID</text:span></text:p>
      <text:p text:style-name="P12"><text:tab/>→ <text:span text:style-name="T2">ACTUAL:</text:span></text:p>
      <text:p text:style-name="P12"><text:span text:style-name="T2"><text:tab/><text:tab/></text:span><text:span text:style-name="T22">IF and ID are stalled indefinitely on a NOP</text:span></text:p>
      <text:p text:style-name="P12"/>
      <text:p text:style-name="P14"><text:tab/><text:span text:style-name="T5">ISSUE:</text:span><text:span text:style-name="T19"> </text:span><text:span text:style-name="T24">Probably stems from messy code, difficult to debug with current syntax, still needs to <text:s text:c="2"/><text:tab/><text:tab/><text:tab/> <text:s/>be looked at </text:span></text:p>
      <text:p text:style-name="P14"/>
      <text:p text:style-name="P12"><text:tab/><text:span text:style-name="T15">offending code: </text:span><text:span text:style-name="T16">&lt;messy combinatorial logic in assign statement, see line 47 in commit <text:s text:c="16"/><text:tab/><text:tab/><text:tab/> <text:s text:c="3"/>cbefa53&gt;</text:span></text:p>
      <text:p text:style-name="P12"><text:span text:style-name="T16"><text:tab/>correction: <text:s text:c="7"/></text:span><text:span text:style-name="T22">replaced assign statement logic with always_comb and if-else, need to recheck </text:span></text:p>
      <text:p text:style-name="P12"><text:tab/><text:tab/><text:tab/> <text:s/><text:span text:style-name="T22">what it looks like in synthesis</text:span></text:p>
      <text:p text:style-name="Standard"/>
      <text:p text:style-name="Standard">=================================================<text:span text:style-name="T25">========================</text:span></text:p>
      <text:p text:style-name="Standard"/>
      <text:p text:style-name="Standard"/>
      <text:p text:style-name="Standard">=================================================</text:p>
      <text:p text:style-name="Standard">7/12/2021</text:p>
      <text:p text:style-name="Standard">-----------------------------------------------</text:p>
      <text:p text:style-name="Standard"><text:soft-page-break/>TODO:</text:p>
      <text:p text:style-name="Standard">- begin running riscv-tests</text:p>
      <text:p text:style-name="Standard"><text:tab/>- figure out a way to get objdump output</text:p>
      <text:p text:style-name="Standard"><text:tab/> <text:s/>to Verilog $readmemh format</text:p>
      <text:p text:style-name="Standard">**********************************************</text:p>
      <text:p text:style-name="Standard">- branches_tb has bug in generating BGE instructions</text:p>
      <text:p text:style-name="Standard"><text:tab/>- LI loading incorrect values</text:p>
      <text:p text:style-name="Standard"><text:tab/>- otherwise all conditional branches are a-okay</text:p>
      <text:p text:style-name="Standard">- set up GTKWave translate filter process for RISCV instructions</text:p>
      <text:p text:style-name="Standard"><text:tab/>- also created a few translate filter files for</text:p>
      <text:p text:style-name="Standard"><text:tab/> <text:s text:c="5"/>easier debugging</text:p>
      <text:p text:style-name="Standard">- cloned riscv-tests to Toast repo</text:p>
      <text:p text:style-name="Standard">- used riscv32-unknown-elf-elf2hex --bit-width 32 --input &lt;input.o&gt; </text:p>
      <text:p text:style-name="Standard"><text:s text:c="2"/>to convert tests compiled with riscv32-unknown-elf-gcc to verilog</text:p>
      <text:p text:style-name="Standard"><text:s text:c="2"/>$readmemh format</text:p>
      <text:p text:style-name="Standard">=================================================</text:p>
      <text:p text:style-name="Standard"/>
      <text:p text:style-name="Standard">=================================================</text:p>
      <text:p text:style-name="Standard">7/9/2021</text:p>
      <text:p text:style-name="Standard">-----------------------------------------------</text:p>
      <text:p text:style-name="Standard">TODO:</text:p>
      <text:p text:style-name="Standard">- Test all branches and jumps in simulation</text:p>
      <text:p text:style-name="Standard">**********************************************</text:p>
      <text:p text:style-name="Standard">- built riscv-tests on Ubuntu </text:p>
      <text:p text:style-name="Standard"><text:tab/>- compiled riscv-tests, a lot of tests </text:p>
      <text:p text:style-name="Standard"><text:s text:c="10"/>need branches or jumps just to function</text:p>
      <text:p text:style-name="Standard"/>
      <text:p text:style-name="Standard">- wrote a task to mimic psuedo-instruction LI</text:p>
      <text:p text:style-name="Standard"><text:tab/>- <text:s/>m = (imm &lt;&lt; 20) &gt;&gt; 20; </text:p>
      <text:p text:style-name="Standard"><text:s text:c="11"/>k = ((imm - m) &gt;&gt; 12) &lt;&lt; 12; </text:p>
      <text:p text:style-name="Standard"><text:tab/>- LUI(rd, k), then ADDI(rd, m)</text:p>
      <text:p text:style-name="Standard"/>
      <text:p text:style-name="Standard">- wrote testbench to test LUI and LI</text:p>
      <text:p text:style-name="Standard"><text:tab/>- testbench writes random values to </text:p>
      <text:p text:style-name="Standard"><text:tab/> <text:s/>random registers</text:p>
      <text:p text:style-name="Standard"><text:tab/>- self-checking</text:p>
      <text:p text:style-name="Standard"><text:tab/>-&gt; TODO: add functional coverage</text:p>
      <text:p text:style-name="Standard"/>
      <text:p text:style-name="Standard">- wrote testbench to test branches</text:p>
      <text:p text:style-name="Standard"><text:tab/>- task TEST_BRANCH writes random values based on </text:p>
      <text:p text:style-name="Standard"><text:tab/> <text:s/>input task (i.e. "BGE", "BEQ", etc) to randomly</text:p>
      <text:p text:style-name="Standard"><text:s text:c="10"/>generated rd1 and rd2</text:p>
      <text:p text:style-name="Standard"><text:tab/>- self-checking, reports # of passes and fails</text:p>
      <text:p text:style-name="Standard"><text:tab/>- fails are reported along with time of failure</text:p>
      <text:p text:style-name="Standard"/>
      <text:p text:style-name="Standard">- BUGFIXES</text:p>
      <text:p text:style-name="Standard"><text:tab/>- PC module was not stopping on a pipeline stall</text:p>
      <text:p text:style-name="Standard"><text:tab/>- Hazard Detection was causing unnecessary stalls</text:p>
      <text:p text:style-name="Standard"><text:tab/>- Forwarding module did not have checks for whether</text:p>
      <text:p text:style-name="Standard"><text:soft-page-break/><text:s text:c="10"/>instructions required forwarding</text:p>
      <text:p text:style-name="Standard">=================================================</text:p>
      <text:p text:style-name="Standard"/>
      <text:p text:style-name="Standard">=================================================</text:p>
      <text:p text:style-name="Standard">7/7/2021</text:p>
      <text:p text:style-name="Standard">-----------------------------------------------</text:p>
      <text:p text:style-name="Standard">TODO:</text:p>
      <text:p text:style-name="Standard">**********************************************</text:p>
      <text:p text:style-name="Standard">- Built riscv-tests using riscv32-unknown-elf</text:p>
      <text:p text:style-name="Standard">riscv32-unknown-elf-gcc -s &lt;input.s&gt; <text:s text:c="4"/>-&gt; compile </text:p>
      <text:p text:style-name="Standard">riscv32-unknown-elf-objdump -D &lt;input.o&gt; -&gt; examine assembly code</text:p>
      <text:p text:style-name="Standard">riscv32-unknown-elf-objcopy -O verilog &lt;input.o&gt; &lt;output.vh&gt; -&gt; covert to verilog hex </text:p>
      <text:p text:style-name="Standard"/>
      <text:p text:style-name="Standard">Now for an actual plan moving forward:</text:p>
      <text:p text:style-name="Standard">- Many riscv-tests tests need:</text:p>
      <text:p text:style-name="Standard"><text:tab/>- JAL/JALR</text:p>
      <text:p text:style-name="Standard"><text:tab/>- AUIPC</text:p>
      <text:p text:style-name="Standard"><text:tab/>- BEQ</text:p>
      <text:p text:style-name="Standard"><text:tab/>- BNEZ</text:p>
      <text:p text:style-name="Standard">I need to verify that these work in simulation, then</text:p>
      <text:p text:style-name="Standard">the goal is to try to get each test working.</text:p>
      <text:p text:style-name="Standard">Thus;</text:p>
      <text:p text:style-name="Standard">1) write directed tests for JAL, JALR, AUIPC, BEQ</text:p>
      <text:p text:style-name="Standard">2) simulate tests, verify baseline level of functionality</text:p>
      <text:p text:style-name="Standard">3) attempt to run riscv-tests, starting with simple.S</text:p>
      <text:p text:style-name="Standard">=================================================</text:p>
      <text:p text:style-name="Standard"/>
      <text:p text:style-name="Standard">=================================================</text:p>
      <text:p text:style-name="Standard">7/3/2021</text:p>
      <text:p text:style-name="Standard">-----------------------------------------------</text:p>
      <text:p text:style-name="Standard">TODO:</text:p>
      <text:p text:style-name="Standard">- implement JALR and remaining load/store instructions</text:p>
      <text:p text:style-name="Standard">- write testbenches for each instruction</text:p>
      <text:p text:style-name="Standard">**********************************************</text:p>
      <text:p text:style-name="Standard">- installed icarus verilog and gtkwave on Ubuntu</text:p>
      <text:p text:style-name="Standard"><text:tab/>- practiced with counter example</text:p>
      <text:p text:style-name="Standard"><text:tab/>- need to figure out how to write command file</text:p>
      <text:p text:style-name="Standard"><text:s text:c="10"/>to test files in different directories</text:p>
      <text:p text:style-name="Standard"><text:tab/>- need to practice adding include directories </text:p>
      <text:p text:style-name="Standard"><text:tab/> <text:s/>to command file</text:p>
      <text:p text:style-name="Standard"><text:tab/>- need to learn how to translate data in GTKwave</text:p>
      <text:p text:style-name="Standard"><text:tab/> <text:s/>for easier debugging (i.e. show instructions)</text:p>
      <text:p text:style-name="Standard">- modified IMEM module to load instruction data into</text:p>
      <text:p text:style-name="Standard"><text:s text:c="2"/>every fourth address</text:p>
      <text:p text:style-name="Standard">- rebuilt riscv-gnu-toolchain to /usr/bin</text:p>
      <text:p text:style-name="Standard"/>
      <text:p text:style-name="Standard">=================================================</text:p>
      <text:p text:style-name="Standard"/>
      <text:p text:style-name="Standard"/>
      <text:p text:style-name="Standard"><text:soft-page-break/>=================================================</text:p>
      <text:p text:style-name="Standard">7/2/2021</text:p>
      <text:p text:style-name="Standard">-----------------------------------------------</text:p>
      <text:p text:style-name="Standard">TODO:</text:p>
      <text:p text:style-name="Standard">- add test tasks for all currently implemented instructions</text:p>
      <text:p text:style-name="Standard">- implement JALR and remaining load/store instructions</text:p>
      <text:p text:style-name="Standard">**********************************************</text:p>
      <text:p text:style-name="Standard">- added test tasks for all currently implemented instructions</text:p>
      <text:p text:style-name="Standard"/>
      <text:p text:style-name="Standard"/>
      <text:p text:style-name="Standard">=================================================</text:p>
      <text:p text:style-name="Standard"/>
      <text:p text:style-name="Standard"/>
      <text:p text:style-name="Standard">=================================================</text:p>
      <text:p text:style-name="Standard">7/1/2021</text:p>
      <text:p text:style-name="Standard">-----------------------------------------------</text:p>
      <text:p text:style-name="Standard">TODO:</text:p>
      <text:p text:style-name="Standard">- update datapath diagram</text:p>
      <text:p text:style-name="Standard">- investigate testbench methods</text:p>
      <text:p text:style-name="Standard">**********************************************</text:p>
      <text:p text:style-name="Standard">- decided to abandon formal verification for now</text:p>
      <text:p text:style-name="Standard">- found example self-checking tests: https://github.com/4a1c0/RV32i-Verilog</text:p>
      <text:p text:style-name="Standard">- rewrote IMEM to allow testbench to write to array instead of reading from </text:p>
      <text:p text:style-name="Standard"><text:s text:c="2"/>text file</text:p>
      <text:p text:style-name="Standard">- wrote testbench for BEQ</text:p>
      <text:p text:style-name="Standard"><text:tab/>- fixed bug where branch generation in ID stage wasn't </text:p>
      <text:p text:style-name="Standard"><text:tab/> <text:s/>executing on the same cycle<text:tab/></text:p>
      <text:p text:style-name="Standard">=================================================</text:p>
      <text:p text:style-name="Standard"/>
      <text:p text:style-name="Standard">=================================================</text:p>
      <text:p text:style-name="Standard">6/30/2021</text:p>
      <text:p text:style-name="Standard">-----------------------------------------------</text:p>
      <text:p text:style-name="Standard">TODO:</text:p>
      <text:p text:style-name="Standard">- make sure signals propagate correctly from stage to stage</text:p>
      <text:p text:style-name="Standard"><text:s text:c="2"/>on each cycle before moving forward</text:p>
      <text:p text:style-name="Standard">- write basic test for branch / jump</text:p>
      <text:p text:style-name="Standard">- come up with basic memory interface for MEM stage</text:p>
      <text:p text:style-name="Standard">***********************************************</text:p>
      <text:p text:style-name="Standard">- added memory interface based on Xilinx Dual Port Block Memory (no AXI)</text:p>
      <text:p text:style-name="Standard">- added WB stage</text:p>
      <text:p text:style-name="Standard">- implemented MEM and WB stages into pipeline</text:p>
      <text:p text:style-name="Standard">- core is synthesizable</text:p>
      <text:p text:style-name="Standard">- wrote basic testbench for simulation</text:p>
      <text:p text:style-name="Standard">-&gt; verifying via simulation will take wayyyyy too long and is too much work!</text:p>
      <text:p text:style-name="Standard"><text:tab/>-&gt; going to have to learn how to use RVFI</text:p>
      <text:p text:style-name="Standard">=================================================</text:p>
      <text:p text:style-name="Standard"/>
      <text:p text:style-name="Standard"/>
      <text:p text:style-name="Standard"/>
      <text:p text:style-name="Standard"><text:soft-page-break/></text:p>
      <text:p text:style-name="Standard">=================================================</text:p>
      <text:p text:style-name="Standard">6/29/2021</text:p>
      <text:p text:style-name="Standard">-----------------------------------------------</text:p>
      <text:p text:style-name="Standard">TODO:</text:p>
      <text:p text:style-name="Standard">- document hazard detection and forwarding changes</text:p>
      <text:p text:style-name="Standard">- general documentation</text:p>
      <text:p text:style-name="Standard">- look into RISC-V tests repo</text:p>
      <text:p text:style-name="Standard">- iverilog/verilator </text:p>
      <text:p text:style-name="Standard">***********************************************</text:p>
      <text:p text:style-name="Standard">- setup RISC-V tests in WSL2</text:p>
      <text:p text:style-name="Standard">- wrote basic testbench for existing pipeline components</text:p>
      <text:p text:style-name="Standard">- simulated in Vivado XSim, fixed minor bugs</text:p>
      <text:p text:style-name="Standard">=================================================</text:p>
      <text:p text:style-name="Standard"/>
      <text:p text:style-name="Standard"/>
      <text:p text:style-name="Standard"/>
      <text:p text:style-name="Standard"/>
      <text:p text:style-name="Standard">=================================================</text:p>
      <text:p text:style-name="Standard">6/28/2021</text:p>
      <text:p text:style-name="Standard">------------------------------------------------</text:p>
      <text:p text:style-name="Standard">TODO:</text:p>
      <text:p text:style-name="Standard">- pipeline control signals for EX stage</text:p>
      <text:p text:style-name="Standard">- hazard detection stall</text:p>
      <text:p text:style-name="Standard">- forwarding</text:p>
      <text:p text:style-name="Standard">************************************************</text:p>
      <text:p text:style-name="Standard">- Implemented pipeline EX register</text:p>
      <text:p text:style-name="Standard">- Implemented load hazard detection </text:p>
      <text:p text:style-name="Standard"><text:s text:c="3"/>-&gt; Hazard_detection should deassert all control signals, </text:p>
      <text:p text:style-name="Standard"><text:s text:c="6"/>inserting a NOP when an instruction from IF depends on </text:p>
      <text:p text:style-name="Standard"><text:s text:c="6"/>an OPCODE_LOAD instruction from ID</text:p>
      <text:p text:style-name="Standard"/>
      <text:p text:style-name="Standard">- Implemented control hazard detection</text:p>
      <text:p text:style-name="Standard"><text:s text:c="3"/>-&gt; Hazard_detection assumes branch not taken</text:p>
      <text:p text:style-name="Standard"><text:s text:c="3"/>-&gt; If a branch is taken, flush IF, ID, EX stages </text:p>
      <text:p text:style-name="Standard"><text:s text:c="3"/>-&gt; If a jump is taken, flush IF and ID stages</text:p>
      <text:p text:style-name="Standard"/>
      <text:p text:style-name="Standard">- Implemented data hazard detection</text:p>
      <text:p text:style-name="Standard"><text:s text:c="3"/>-&gt; Forwarding module should detect when an instruction in</text:p>
      <text:p text:style-name="Standard"><text:s text:c="6"/>ID stage depends on the result of an instruction</text:p>
      <text:p text:style-name="Standard"><text:s text:c="6"/>in EX or MEM stage and mux in the data early, see truth table</text:p>
      <text:p text:style-name="Standard"/>
      <text:p text:style-name="Standard">- Moved Branch_gen from EX stage to ID stage</text:p>
      <text:p text:style-name="Standard"><text:s text:c="3"/>-&gt; Will reduce cost of jumps</text:p>
      <text:p text:style-name="Standard">=================================================</text:p>
      <text:p text:style-name="Standard"/>
      <text:p text:style-name="Standard"/>
      <text:p text:style-name="Standard"/>
      <text:p text:style-name="Standard"/>
      <text:p text:style-name="Standard"><text:soft-page-break/>=================================================</text:p>
      <text:p text:style-name="Standard">6/27/2021</text:p>
      <text:p text:style-name="Standard">------------------------------------------------</text:p>
      <text:p text:style-name="Standard">TODO: </text:p>
      <text:p text:style-name="Standard">- pipeline control signals for EX stage</text:p>
      <text:p text:style-name="Standard">- hazard detection stall</text:p>
      <text:p text:style-name="Standard">- forwarding</text:p>
      <text:p text:style-name="Standard">*********************************************</text:p>
      <text:p text:style-name="Standard">- Installed Windows Subsystem for Linux 2</text:p>
      <text:p text:style-name="Standard">- Installed bronzebeard assembler</text:p>
      <text:p text:style-name="Standard">- Installed Ubuntu 18.04 on WSL2</text:p>
      <text:p text:style-name="Standard">=================================================</text:p>
      <text:p text:style-name="Standard"/>
      <text:p text:style-name="Standard"/>
      <text:p text:style-name="Standard"/>
      <text:p text:style-name="Standard"/>
      <text:p text:style-name="Standard">=================================================</text:p>
      <text:p text:style-name="Standard">6/26/2021</text:p>
      <text:p text:style-name="Standard">*********************************************</text:p>
      <text:p text:style-name="Standard">Implemented Decoder/Control for ID pipeline stage</text:p>
      <text:p text:style-name="Standard"/>
      <text:p text:style-name="Standard">- ALU_source_sel -&gt; alu gets regfile data or imm</text:p>
      <text:p text:style-name="Standard">- ALU_op -&gt; alu operation to perform</text:p>
      <text:p text:style-name="Standard">- Branch_op -&gt; branch gen operation to perform- Branch_flag -&gt; branch on ALU 'set' or 'not set'</text:p>
      <text:p text:style-name="Standard">- Mem_wr_en -&gt; enable data mem write</text:p>
      <text:p text:style-name="Standard">- Mem_rd_en -&gt; enable data mem read</text:p>
      <text:p text:style-name="Standard">- RegFile_wr_en -&gt; enable regfile writeback</text:p>
      <text:p text:style-name="Standard">- MemToReg -&gt; enable regfile writeback from data mem</text:p>
      <text:p text:style-name="Standard">- Jump -&gt; JAL or JALR unconditional branch</text:p>
      <text:p text:style-name="Standard">- Mem_op -&gt; select memory mask for load/store byte/half-word/word</text:p>
      <text:p text:style-name="Standard"/>
      <text:p text:style-name="Standard">Implemented Control Signals for following OPCODES:</text:p>
      <text:p text:style-name="Standard">- OP</text:p>
      <text:p text:style-name="Standard">- IMM</text:p>
      <text:p text:style-name="Standard">- BRANCH</text:p>
      <text:p text:style-name="Standard">- LUI</text:p>
      <text:p text:style-name="Standard">- AUIPC</text:p>
      <text:p text:style-name="Standard">- JAL</text:p>
      <text:p text:style-name="Standard">- JALR</text:p>
      <text:p text:style-name="Standard">- LOAD</text:p>
      <text:p text:style-name="Standard">- STORE</text:p>
      <text:p text:style-name="Standard">===========================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3T11:02:15.166301806</meta:creation-date>
    <dc:date>2021-07-13T13:17:56.343011093</dc:date>
    <meta:editing-duration>PT42M58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7" meta:paragraph-count="275" meta:word-count="1325" meta:character-count="10672" meta:non-whitespace-character-count="9156"/>
  </office:meta>
</office:document-meta>
</file>